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eff_code</text:p>
          </table:table-cell>
          <table:table-cell office:value-type="string" calcext:value-type="string">
            <text:p>abil_eff_type_code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inc-stab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aftermat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weather-negat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angerpoin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anticipatio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flying-unaffecte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over-inc-enc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table:number-columns-repeated="2" office:value-type="string" calcext:value-type="string">
            <text:p>baddream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no-cri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pinch-fir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rse-slf-spe-su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no-low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weather-negat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hange-type-hi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rse-slf-acu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over-item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explosio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aftermat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downloa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weather-rai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weather-su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wat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rain-8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become-weak-fir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amage-su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half-sleep-tur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phy-spor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reduce-sup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phy-bur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over-eg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imm-fir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boost-fire-hi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slf-atk-sun-5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<text:span text:style-name="T1">rse-slf-spdef</text:span>-sun-5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aly-atk-sun-5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aly-spdef-sun-5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forecas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orewarn</text:p>
          </table:table-cell>
          <table:table-cell office:value-type="string" calcext:value-type="string">
            <text:p>reveal-strong-mov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risk</text:p>
          </table:table-cell>
          <table:table-cell office:value-type="string" calcext:value-type="string">
            <text:p>reveal-item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eat-berry-early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rse-slf-atk-statu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negate-burn-d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alf-fire-dmg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alf-burn-dmg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honeygath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ugepower</text:p>
          </table:table-cell>
          <table:table-cell office:value-type="string" calcext:value-type="string">
            <text:p>rse-slf-atk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<text:span text:style-name="T1">rse-slf-</text:span>phy-atk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low-slf-acu-8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ydration</text:p>
          </table:table-cell>
          <table:table-cell office:value-type="string" calcext:value-type="string">
            <text:p>heal-status-rai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ypercutter</text:p>
          </table:table-cell>
          <table:table-cell office:value-type="string" calcext:value-type="string">
            <text:p>no-lower-atk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imm-hai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heal-hai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over-inc-enc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immunity</text:p>
          </table:table-cell>
          <table:table-cell office:value-type="string" calcext:value-type="string">
            <text:p>imm-poi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nnerfocus</text:p>
          </table:table-cell>
          <table:table-cell office:value-type="string" calcext:value-type="string">
            <text:p>imm-flinc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mm-slep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low-opp-atk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ronfist</text:p>
          </table:table-cell>
          <table:table-cell office:value-type="string" calcext:value-type="string">
            <text:p>inc-punc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no-lower-acu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bypass-eva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over-dec-low-lv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over-inc-rock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klutz</text:p>
          </table:table-cell>
          <table:table-cell office:value-type="string" calcext:value-type="string">
            <text:p>negate-item-ow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eafguard</text:p>
          </table:table-cell>
          <table:table-cell office:value-type="string" calcext:value-type="string">
            <text:p>imm-status-su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groun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spik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arena-trap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imm-electric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redi-electric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rse-slf-spatk-on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imber</text:p>
          </table:table-cell>
          <table:table-cell office:value-type="string" calcext:value-type="string">
            <text:p>imm-para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liquidooz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agicguard</text:p>
          </table:table-cell>
          <table:table-cell office:value-type="string" calcext:value-type="string">
            <text:p>negate-pass-dmg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imm-froz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over-eg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eff-stea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over-inc-enc-steal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over-inc-rock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marvelscale</text:p>
          </table:table-cell>
          <table:table-cell office:value-type="string" calcext:value-type="string">
            <text:p>rse-slf-def-statu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minu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moldbreak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imm-electric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rse-slf-spe-on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multityp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naturalcure</text:p>
          </table:table-cell>
          <table:table-cell office:value-type="string" calcext:value-type="string">
            <text:p>heal-status-switc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noguar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noguard</text:p>
          </table:table-cell>
          <table:table-cell office:value-type="string" calcext:value-type="string">
            <text:p>over-inc-enc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move-turn-norma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attrac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intimi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taun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overgrow</text:p>
          </table:table-cell>
          <table:table-cell office:value-type="string" calcext:value-type="string">
            <text:p>pinch-gras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owntempo</text:p>
          </table:table-cell>
          <table:table-cell office:value-type="string" calcext:value-type="string">
            <text:p>imm-conf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over-pick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poisonhea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poisonpoint</text:p>
          </table:table-cell>
          <table:table-cell office:value-type="string" calcext:value-type="string">
            <text:p>phy-poi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pressur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over-inc-high-lv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purepower</text:p>
          </table:table-cell>
          <table:table-cell office:value-type="string" calcext:value-type="string">
            <text:p>rse-slf-atk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rse-slf-spe-statu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over-dec-enc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raindish</text:p>
          </table:table-cell>
          <table:table-cell office:value-type="string" calcext:value-type="string">
            <text:p>heal-rai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inc-recoil-pow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rivalry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rockhead</text:p>
          </table:table-cell>
          <table:table-cell office:value-type="string" calcext:value-type="string">
            <text:p>negate-recoi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roughskin</text:p>
          </table:table-cell>
          <table:table-cell office:value-type="string" calcext:value-type="string">
            <text:p>phy-dmg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runaway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5:05.234267609</meta:creation-date>
    <dc:date>2024-10-04T19:18:28.379190568</dc:date>
    <meta:editing-duration>PT2H9M39S</meta:editing-duration>
    <meta:editing-cycles>16</meta:editing-cycles>
    <meta:generator>LibreOffice/7.3.7.2$Linux_X86_64 LibreOffice_project/30$Build-2</meta:generator>
    <meta:document-statistic meta:table-count="1" meta:cell-count="346" meta:object-count="0"/>
  </office:meta>
</office:document-meta>
</file>